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7800f" officeooo:paragraph-rsid="0017800f"/>
    </style:style>
    <style:style style:name="P3" style:family="paragraph" style:parent-style-name="Standard">
      <style:paragraph-properties fo:text-align="center" style:justify-single-word="false"/>
      <style:text-properties officeooo:rsid="0017800f" officeooo:paragraph-rsid="0017800f"/>
    </style:style>
    <style:style style:name="P4" style:family="paragraph" style:parent-style-name="Standard">
      <style:text-properties officeooo:paragraph-rsid="0017800f"/>
    </style:style>
    <style:style style:name="P5" style:family="paragraph" style:parent-style-name="Standard">
      <style:text-properties officeooo:paragraph-rsid="0018711c"/>
    </style:style>
    <style:style style:name="P6" style:family="paragraph" style:parent-style-name="Standard">
      <style:text-properties style:text-position="sub 58%" officeooo:paragraph-rsid="001b5f47"/>
    </style:style>
    <style:style style:name="P7" style:family="paragraph" style:parent-style-name="Standard">
      <style:text-properties officeooo:paragraph-rsid="001b5f47"/>
    </style:style>
    <style:style style:name="P8" style:family="paragraph" style:parent-style-name="Standard">
      <style:text-properties officeooo:paragraph-rsid="001e97d4"/>
    </style:style>
    <style:style style:name="P9" style:family="paragraph" style:parent-style-name="Standard">
      <style:text-properties officeooo:paragraph-rsid="00206b93"/>
    </style:style>
    <style:style style:name="P10" style:family="paragraph" style:parent-style-name="Standard">
      <style:text-properties officeooo:paragraph-rsid="00211488"/>
    </style:style>
    <style:style style:name="P11" style:family="paragraph" style:parent-style-name="Standard">
      <style:text-properties officeooo:paragraph-rsid="00219eee"/>
    </style:style>
    <style:style style:name="P12" style:family="paragraph" style:parent-style-name="Standard">
      <style:text-properties officeooo:paragraph-rsid="00226f38"/>
    </style:style>
    <style:style style:name="P13" style:family="paragraph" style:parent-style-name="Standard">
      <style:text-properties officeooo:rsid="00243d9c" officeooo:paragraph-rsid="00243d9c"/>
    </style:style>
    <style:style style:name="P14" style:family="paragraph" style:parent-style-name="Standard">
      <style:text-properties officeooo:rsid="00243d9c" officeooo:paragraph-rsid="0024c8e2"/>
    </style:style>
    <style:style style:name="P15" style:family="paragraph" style:parent-style-name="Standard">
      <style:text-properties officeooo:rsid="00243d9c" officeooo:paragraph-rsid="002734be"/>
    </style:style>
    <style:style style:name="P16" style:family="paragraph" style:parent-style-name="Standard">
      <style:text-properties officeooo:rsid="00243d9c" officeooo:paragraph-rsid="0029a801"/>
    </style:style>
    <style:style style:name="P17" style:family="paragraph" style:parent-style-name="Standard">
      <style:text-properties officeooo:paragraph-rsid="00270698"/>
    </style:style>
    <style:style style:name="P18" style:family="paragraph" style:parent-style-name="Heading_20_1">
      <style:text-properties officeooo:rsid="00257d93"/>
    </style:style>
    <style:style style:name="P19" style:family="paragraph" style:parent-style-name="Standard">
      <style:text-properties style:font-name="LiberationSerif" fo:font-size="12pt"/>
    </style:style>
    <style:style style:name="P20" style:family="paragraph" style:parent-style-name="Standard">
      <style:text-properties style:text-position="0% 100%" style:font-name="LiberationSerif" fo:font-size="12pt" officeooo:rsid="0018711c" officeooo:paragraph-rsid="0018711c"/>
    </style:style>
    <style:style style:name="P21" style:family="paragraph" style:parent-style-name="Standard">
      <style:text-properties style:text-position="0% 100%" style:font-name="LiberationSerif" fo:font-size="12pt" officeooo:rsid="0017800f"/>
    </style:style>
    <style:style style:name="P22" style:family="paragraph" style:parent-style-name="Standard">
      <style:text-properties style:text-position="0% 100%" style:font-name="LiberationSerif" fo:font-size="12pt" officeooo:rsid="0017800f" officeooo:paragraph-rsid="001b5f47"/>
    </style:style>
    <style:style style:name="P23" style:family="paragraph" style:parent-style-name="Standard">
      <style:text-properties style:text-position="0% 100%" style:font-name="LiberationSerif" fo:font-size="12pt" officeooo:rsid="0017800f" officeooo:paragraph-rsid="00226f38"/>
    </style:style>
    <style:style style:name="P24" style:family="paragraph" style:parent-style-name="Standard">
      <style:text-properties style:text-position="0% 100%" style:font-name="LiberationSerif" fo:font-size="12pt" officeooo:rsid="00206b93" officeooo:paragraph-rsid="00206b93"/>
    </style:style>
    <style:style style:name="P25" style:family="paragraph" style:parent-style-name="Standard">
      <style:text-properties style:text-position="0% 100%" officeooo:rsid="0017800f" officeooo:paragraph-rsid="0017800f"/>
    </style:style>
    <style:style style:name="P26" style:family="paragraph" style:parent-style-name="Standard">
      <style:text-properties style:text-position="0% 100%" officeooo:rsid="0017800f" officeooo:paragraph-rsid="001b5f47"/>
    </style:style>
    <style:style style:name="P27" style:family="paragraph" style:parent-style-name="Standard">
      <style:text-properties style:text-position="0% 100%" officeooo:rsid="0017800f" officeooo:paragraph-rsid="00270698"/>
    </style:style>
    <style:style style:name="P28" style:family="paragraph" style:parent-style-name="Standard">
      <style:text-properties style:text-position="0% 100%" officeooo:rsid="0017800f" officeooo:paragraph-rsid="0018711c"/>
    </style:style>
    <style:style style:name="P29" style:family="paragraph" style:parent-style-name="Standard">
      <style:text-properties style:text-position="0% 100%" officeooo:rsid="001b5f47" officeooo:paragraph-rsid="001b5f47"/>
    </style:style>
    <style:style style:name="P30" style:family="paragraph" style:parent-style-name="Standard">
      <style:text-properties officeooo:paragraph-rsid="0017800f"/>
    </style:style>
    <style:style style:name="P31" style:family="paragraph" style:parent-style-name="Standard">
      <style:text-properties officeooo:paragraph-rsid="002ca468"/>
    </style:style>
    <style:style style:name="T1" style:family="text">
      <style:text-properties officeooo:rsid="002b244e"/>
    </style:style>
    <style:style style:name="T2" style:family="text">
      <style:text-properties officeooo:rsid="0017800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7800f"/>
    </style:style>
    <style:style style:name="T5" style:family="text">
      <style:text-properties style:text-position="sub 58%" style:font-name="LiberationSerif" fo:font-size="12pt" officeooo:rsid="0017800f"/>
    </style:style>
    <style:style style:name="T6" style:family="text">
      <style:text-properties style:text-position="sub 58%" style:font-name="LiberationSerif" fo:font-size="12pt" officeooo:rsid="0018711c"/>
    </style:style>
    <style:style style:name="T7" style:family="text">
      <style:text-properties style:text-position="sub 58%" style:font-name="LiberationSerif" fo:font-size="12pt" officeooo:rsid="001bb341"/>
    </style:style>
    <style:style style:name="T8" style:family="text">
      <style:text-properties style:text-position="sub 58%" style:font-name="LiberationSerif" fo:font-size="12pt" officeooo:rsid="00206b93"/>
    </style:style>
    <style:style style:name="T9" style:family="text">
      <style:text-properties style:text-position="sub 58%" style:font-name="LiberationSerif" fo:font-size="12pt" officeooo:rsid="00226f38"/>
    </style:style>
    <style:style style:name="T10" style:family="text">
      <style:text-properties style:text-position="sub 58%" style:font-name="LiberationSerif" fo:font-size="12pt" officeooo:rsid="0024c8e2"/>
    </style:style>
    <style:style style:name="T11" style:family="text">
      <style:text-properties style:text-position="sub 58%" style:font-name="LiberationSerif" fo:font-size="12pt" officeooo:rsid="001d7774"/>
    </style:style>
    <style:style style:name="T12" style:family="text">
      <style:text-properties style:text-position="sub 58%" style:font-name="LiberationSerif" fo:font-size="12pt" officeooo:rsid="001b5f47"/>
    </style:style>
    <style:style style:name="T13" style:family="text">
      <style:text-properties style:text-position="sub 58%" style:font-name="LiberationSerif" fo:font-size="12pt" officeooo:rsid="001bb341" style:font-size-asian="12pt" style:font-size-complex="12pt"/>
    </style:style>
    <style:style style:name="T14" style:family="text">
      <style:text-properties style:text-position="sub 58%" style:font-name="LiberationSerif" fo:font-size="12pt" officeooo:rsid="002734be"/>
    </style:style>
    <style:style style:name="T15" style:family="text">
      <style:text-properties style:text-position="sub 58%" style:font-name="LiberationSerif" fo:font-size="12pt" officeooo:rsid="0027961d"/>
    </style:style>
    <style:style style:name="T16" style:family="text">
      <style:text-properties style:text-position="sub 58%" style:font-name="LiberationSerif" fo:font-size="12pt" officeooo:rsid="0027961d" style:font-size-asian="10.5pt" style:font-size-complex="12pt"/>
    </style:style>
    <style:style style:name="T17" style:family="text">
      <style:text-properties style:text-position="sub 58%" style:font-name="LiberationSerif" fo:font-size="12pt" officeooo:rsid="00289f0b"/>
    </style:style>
    <style:style style:name="T18" style:family="text">
      <style:text-properties style:text-position="sub 58%" style:font-name="LiberationSerif" fo:font-size="12pt" officeooo:rsid="0029a801"/>
    </style:style>
    <style:style style:name="T19" style:family="text">
      <style:text-properties style:text-position="sub 58%" style:font-name="LiberationSerif" fo:font-size="12pt" officeooo:rsid="002ca468"/>
    </style:style>
    <style:style style:name="T20" style:family="text">
      <style:text-properties style:text-position="sub 58%" officeooo:rsid="0018711c"/>
    </style:style>
    <style:style style:name="T21" style:family="text">
      <style:text-properties style:text-position="sub 58%" officeooo:rsid="001b5f47"/>
    </style:style>
    <style:style style:name="T22" style:family="text">
      <style:text-properties style:text-position="sub 58%" officeooo:rsid="001d7774"/>
    </style:style>
    <style:style style:name="T23" style:family="text">
      <style:text-properties style:text-position="sub 58%" officeooo:rsid="0024c8e2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LiberationSerif" fo:font-size="12pt"/>
    </style:style>
    <style:style style:name="T26" style:family="text">
      <style:text-properties style:text-position="0% 100%" style:font-name="LiberationSerif" fo:font-size="12pt" officeooo:rsid="0017800f"/>
    </style:style>
    <style:style style:name="T27" style:family="text">
      <style:text-properties style:text-position="0% 100%" style:font-name="LiberationSerif" fo:font-size="12pt" officeooo:rsid="0018711c"/>
    </style:style>
    <style:style style:name="T28" style:family="text">
      <style:text-properties style:text-position="0% 100%" style:font-name="LiberationSerif" fo:font-size="12pt" officeooo:rsid="001b5f47"/>
    </style:style>
    <style:style style:name="T29" style:family="text">
      <style:text-properties style:text-position="0% 100%" style:font-name="LiberationSerif" fo:font-size="12pt" officeooo:rsid="001bb341"/>
    </style:style>
    <style:style style:name="T30" style:family="text">
      <style:text-properties style:text-position="0% 100%" style:font-name="LiberationSerif" fo:font-size="12pt" officeooo:rsid="001e97d4"/>
    </style:style>
    <style:style style:name="T31" style:family="text">
      <style:text-properties style:text-position="0% 100%" style:font-name="LiberationSerif" fo:font-size="12pt" officeooo:rsid="00206b93"/>
    </style:style>
    <style:style style:name="T32" style:family="text">
      <style:text-properties style:text-position="0% 100%" style:font-name="LiberationSerif" fo:font-size="12pt" officeooo:rsid="00211488"/>
    </style:style>
    <style:style style:name="T33" style:family="text">
      <style:text-properties style:text-position="0% 100%" style:font-name="LiberationSerif" fo:font-size="12pt" officeooo:rsid="00219eee"/>
    </style:style>
    <style:style style:name="T34" style:family="text">
      <style:text-properties style:text-position="0% 100%" style:font-name="LiberationSerif" fo:font-size="12pt" officeooo:rsid="00226f38"/>
    </style:style>
    <style:style style:name="T35" style:family="text">
      <style:text-properties style:text-position="0% 100%" style:font-name="LiberationSerif" fo:font-size="12pt" officeooo:rsid="001d7774"/>
    </style:style>
    <style:style style:name="T36" style:family="text">
      <style:text-properties style:text-position="0% 100%" style:font-name="LiberationSerif" fo:font-size="12pt" officeooo:rsid="0024c8e2"/>
    </style:style>
    <style:style style:name="T37" style:family="text">
      <style:text-properties style:text-position="0% 100%" style:font-name="LiberationSerif" fo:font-size="12pt" officeooo:rsid="0019a775"/>
    </style:style>
    <style:style style:name="T38" style:family="text">
      <style:text-properties style:text-position="0% 100%" style:font-name="LiberationSerif" fo:font-size="12pt" officeooo:rsid="002734be"/>
    </style:style>
    <style:style style:name="T39" style:family="text">
      <style:text-properties style:text-position="0% 100%" style:font-name="LiberationSerif" fo:font-size="12pt" officeooo:rsid="002734be" style:font-size-asian="12pt" style:font-size-complex="12pt"/>
    </style:style>
    <style:style style:name="T40" style:family="text">
      <style:text-properties style:text-position="0% 100%" style:font-name="LiberationSerif" fo:font-size="12pt" officeooo:rsid="00289f0b" style:font-size-asian="12pt" style:font-size-complex="12pt"/>
    </style:style>
    <style:style style:name="T41" style:family="text">
      <style:text-properties style:text-position="0% 100%" style:font-name="LiberationSerif" fo:font-size="12pt" officeooo:rsid="0029a801" style:font-size-asian="12pt" style:font-size-complex="12pt"/>
    </style:style>
    <style:style style:name="T42" style:family="text">
      <style:text-properties style:text-position="0% 100%" style:font-name="LiberationSerif" fo:font-size="12pt" officeooo:rsid="0027961d" style:font-size-asian="10.5pt" style:font-size-complex="12pt"/>
    </style:style>
    <style:style style:name="T43" style:family="text">
      <style:text-properties style:text-position="0% 100%" style:font-name="LiberationSerif" fo:font-size="12pt" officeooo:rsid="00289f0b"/>
    </style:style>
    <style:style style:name="T44" style:family="text">
      <style:text-properties style:text-position="0% 100%" style:font-name="LiberationSerif" fo:font-size="12pt" officeooo:rsid="0029a801"/>
    </style:style>
    <style:style style:name="T45" style:family="text">
      <style:text-properties style:text-position="0% 100%" style:font-name="LiberationSerif" fo:font-size="12pt" officeooo:rsid="001dfda5"/>
    </style:style>
    <style:style style:name="T46" style:family="text">
      <style:text-properties style:text-position="0% 100%" style:font-name="LiberationSerif" fo:font-size="12pt" officeooo:rsid="002ca468"/>
    </style:style>
    <style:style style:name="T47" style:family="text">
      <style:text-properties style:text-position="0% 100%" style:font-name="LiberationSerif" fo:font-size="7pt" officeooo:rsid="001bb341"/>
    </style:style>
    <style:style style:name="T48" style:family="text">
      <style:text-properties style:text-position="0% 100%" style:font-name="LiberationSerif" fo:font-size="7pt" officeooo:rsid="001e97d4"/>
    </style:style>
    <style:style style:name="T49" style:family="text">
      <style:text-properties style:text-position="0% 100%" style:font-name="LiberationSerif" fo:font-size="7pt" officeooo:rsid="001d7774"/>
    </style:style>
    <style:style style:name="T50" style:family="text">
      <style:text-properties style:text-position="0% 100%" officeooo:rsid="0017800f"/>
    </style:style>
    <style:style style:name="T51" style:family="text">
      <style:text-properties style:text-position="0% 100%" officeooo:rsid="0018711c"/>
    </style:style>
    <style:style style:name="T52" style:family="text">
      <style:text-properties style:text-position="0% 100%" officeooo:rsid="001b5f47"/>
    </style:style>
    <style:style style:name="T53" style:family="text">
      <style:text-properties style:text-position="0% 100%" officeooo:rsid="001d7774"/>
    </style:style>
    <style:style style:name="T54" style:family="text">
      <style:text-properties style:text-position="0% 100%" officeooo:rsid="0024c8e2"/>
    </style:style>
    <style:style style:name="T55" style:family="text">
      <style:text-properties style:font-name="LiberationSerif" fo:font-size="12pt"/>
    </style:style>
    <style:style style:name="T56" style:family="text">
      <style:text-properties style:font-name="LiberationSerif" fo:font-size="12pt" officeooo:rsid="002734be"/>
    </style:style>
    <style:style style:name="T57" style:family="text">
      <style:text-properties officeooo:rsid="001b5f47"/>
    </style:style>
    <style:style style:name="T58" style:family="text">
      <style:text-properties officeooo:rsid="001d7774"/>
    </style:style>
    <style:style style:name="T59" style:family="text">
      <style:text-properties officeooo:rsid="00211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Existential Paths</text:p>
      <text:p text:style-name="Subtitle">Standard Dictionary for Path Semantics</text:p>
      <text:p text:style-name="P3">by Sven Nilsen, 2017</text:p>
      <text:p text:style-name="P2"/>
      <text:h text:style-name="P18" text:outline-level="1">Binary Operators</text:h>
      <text:p text:style-name="Standard"><text:span text:style-name="T35">∃(&lt; k) &lt;=&gt; if k == 0 { id } else { true</text:span><text:span text:style-name="T49">1</text:span><text:span text:style-name="T35"> </text:span><text:span text:style-name="T38">}</text:span></text:p>
      <text:p text:style-name="P15"><text:span text:style-name="T35">∃∃(&lt; k) &lt;=&gt; if k == 0 { </text:span><text:span text:style-name="T43">true</text:span><text:span text:style-name="T17">1</text:span><text:span text:style-name="T35"> } else { </text:span><text:span text:style-name="T40">id</text:span><text:span text:style-name="T35"> </text:span><text:span text:style-name="T38">}</text:span></text:p>
      <text:p text:style-name="P14"><text:span text:style-name="T35">∃(&lt;= k) &lt;=&gt; true</text:span><text:span text:style-name="T11">1</text:span></text:p>
      <text:p text:style-name="P14"><text:span text:style-name="T35">∃(&gt; k) </text:span><text:span text:style-name="T36">&lt;=&gt; true</text:span><text:span text:style-name="T10">1</text:span></text:p>
      <text:p text:style-name="P13"><text:span text:style-name="T53">∃(&gt;= k) </text:span><text:span text:style-name="T30">&lt;=&gt; if k == 0 { id } else { true</text:span><text:span text:style-name="T48">1</text:span><text:span text:style-name="T30"> </text:span><text:span text:style-name="T38">}</text:span></text:p>
      <text:p text:style-name="P16"><text:span text:style-name="T35">∃∃(&gt;= k) </text:span><text:span text:style-name="T30">&lt;=&gt; if k == 0 { </text:span><text:span text:style-name="T44">true</text:span><text:span text:style-name="T18">1</text:span><text:span text:style-name="T30"> } else { </text:span><text:span text:style-name="T41">id</text:span><text:span text:style-name="T30"> </text:span><text:span text:style-name="T38">}</text:span></text:p>
      <text:p text:style-name="P10">∃<text:span text:style-name="T59">(+ k) &lt;=&gt; ∃add(k)</text:span></text:p>
      <text:p text:style-name="P10"><text:span text:style-name="T50">∃</text:span><text:span text:style-name="T26">(· k) </text:span><text:span text:style-name="T32">&lt;=&gt; </text:span><text:span text:style-name="T50">∃</text:span><text:span text:style-name="T26">mul</text:span><text:span text:style-name="T5">ℕ</text:span><text:span text:style-name="T26">(k)</text:span></text:p>
      <text:p text:style-name="Standard">∃<text:span text:style-name="T55">(% k) &lt;=&gt; (&lt; k)</text:span></text:p>
      <text:p text:style-name="P19"/>
      <text:h text:style-name="Heading_20_1" text:outline-level="1">A</text:h>
      <text:p text:style-name="Standard">∃add &lt;=&gt; true<text:span text:style-name="T3">1</text:span></text:p>
      <text:p text:style-name="Standard"><text:span text:style-name="T24">∃</text:span><text:span text:style-name="T25">add{[even] a, [even] b} := \(x) = if x == 0 { a ∧ b } else { (a == b) == even(x) }</text:span></text:p>
      <text:p text:style-name="P5"><text:span text:style-name="T25">∃∃add{[even] _, [even] _} </text:span><text:span text:style-name="T26">&lt;=&gt; </text:span><text:span text:style-name="T27">true</text:span><text:span text:style-name="T6">1</text:span></text:p>
      <text:p text:style-name="P20">∃add{[odd] a, [odd] b} := \(x) = ¬if x == 0 { a ∧ b } else { (a == b) == even(x) }</text:p>
      <text:p text:style-name="P5"><text:span text:style-name="T27">∃∃add{[odd] _, [odd] _} </text:span><text:span text:style-name="T26">&lt;=&gt; </text:span><text:span text:style-name="T27">true</text:span><text:span text:style-name="T6">1</text:span></text:p>
      <text:p text:style-name="P5"><text:span text:style-name="T27">∃</text:span><text:span text:style-name="T28">add(k) &lt;=&gt; ∃(+ k) &lt;=&gt; (&gt;= k)</text:span></text:p>
      <text:p text:style-name="P8"><text:span text:style-name="T27">∃∃</text:span><text:span text:style-name="T28">add(k) &lt;=&gt; </text:span><text:span text:style-name="T27">∃</text:span><text:span text:style-name="T28">∃(+ k) </text:span><text:span text:style-name="T30">&lt;=&gt; if k == 0 { id } else { true</text:span><text:span text:style-name="T48">1</text:span><text:span text:style-name="T30"> </text:span><text:span text:style-name="T38">}</text:span></text:p>
      <text:p text:style-name="P4"><text:span text:style-name="T25">∃</text:span><text:span text:style-name="T26">and &lt;=&gt; true</text:span><text:span text:style-name="T5">1</text:span></text:p>
      <text:p text:style-name="P22"/>
      <text:h text:style-name="Heading_20_1" text:outline-level="1">D</text:h>
      <text:p text:style-name="P7"><text:span text:style-name="T26">∃</text:span><text:span text:style-name="T28">div &lt;=&gt; </text:span><text:span text:style-name="T33">(</text:span><text:span text:style-name="T28">¬= 0</text:span><text:span text:style-name="T33">)</text:span></text:p>
      <text:p text:style-name="P11"><text:span text:style-name="T26">∃</text:span><text:span text:style-name="T28">div</text:span><text:span text:style-name="T33">(k) &lt;=&gt; (</text:span><text:span text:style-name="T28">¬= 0</text:span><text:span text:style-name="T33">)</text:span></text:p>
      <text:p text:style-name="P23"/>
      <text:h text:style-name="Heading_20_1" text:outline-level="1">E</text:h>
      <text:p text:style-name="P12"><text:span text:style-name="T26">∃</text:span><text:span text:style-name="T31">eq </text:span><text:span text:style-name="T34">&lt;=&gt; true</text:span><text:span text:style-name="T9">1</text:span></text:p>
      <text:p text:style-name="P9"><text:span text:style-name="T26">∃</text:span><text:span text:style-name="T31">eq(k) &lt;=&gt; </text:span><text:span text:style-name="T26">∃</text:span><text:span text:style-name="T31">(= k) &lt;=&gt; true</text:span><text:span text:style-name="T8">1</text:span></text:p>
      <text:p text:style-name="P24"/>
      <text:h text:style-name="Heading_20_1" text:outline-level="1"><text:soft-page-break/>F</text:h>
      <text:p text:style-name="P4">∃<text:span text:style-name="T2">false</text:span><text:span text:style-name="T4">1</text:span><text:span text:style-name="T2"> &lt;=&gt; not</text:span></text:p>
      <text:p text:style-name="P4"/>
      <text:h text:style-name="Heading_20_1" text:outline-level="1">G</text:h>
      <text:p text:style-name="P4">∃<text:span text:style-name="T58">ge &lt;=&gt; true</text:span><text:span text:style-name="T22">1</text:span></text:p>
      <text:p text:style-name="P4">∃<text:span text:style-name="T58">ge(k) &lt;=&gt; ∃(&lt;= k) &lt;=&gt; true</text:span><text:span text:style-name="T22">1</text:span></text:p>
      <text:p text:style-name="P4">∃<text:span text:style-name="T58">gt &lt;=&gt; true</text:span><text:span text:style-name="T22">1</text:span></text:p>
      <text:p text:style-name="P4">∃<text:span text:style-name="T58">gt(k) &lt;=&gt; ∃(&lt; k) &lt;=&gt; </text:span><text:span text:style-name="T55">if k == 0 { id } else { true</text:span><text:span text:style-name="T15">1</text:span><text:span text:style-name="T55"> </text:span><text:span text:style-name="T56">}</text:span></text:p>
      <text:p text:style-name="P4"/>
      <text:h text:style-name="Heading_20_1" text:outline-level="1">I</text:h>
      <text:p text:style-name="P4">∃<text:span text:style-name="T2">id &lt;=&gt; true</text:span><text:span text:style-name="T4">1</text:span></text:p>
      <text:p text:style-name="P25"/>
      <text:h text:style-name="Heading_20_1" text:outline-level="1">L</text:h>
      <text:p text:style-name="P4"><text:span text:style-name="T50">∃</text:span><text:span text:style-name="T53">le &lt;=&gt; true</text:span><text:span text:style-name="T22">1</text:span></text:p>
      <text:p text:style-name="P4"><text:span text:style-name="T50">∃</text:span><text:span text:style-name="T53">le(k) &lt;=&gt; ∃(&gt;= k) </text:span><text:span text:style-name="T30">&lt;=&gt; if k == 0 { id } else { true</text:span><text:span text:style-name="T16">1</text:span><text:span text:style-name="T42"> </text:span><text:span text:style-name="T30">}</text:span></text:p>
      <text:p text:style-name="P17"><text:span text:style-name="T26">∃</text:span><text:span text:style-name="T37">len &lt;=&gt; </text:span><text:span text:style-name="T28">true</text:span><text:span text:style-name="T12">1</text:span></text:p>
      <text:p text:style-name="P4"><text:span text:style-name="T53">∃lt &lt;=&gt; true</text:span><text:span text:style-name="T22">1</text:span></text:p>
      <text:p text:style-name="P4"><text:span text:style-name="T53">∃lt(k) &lt;=&gt; ∃(&gt; k) </text:span><text:span text:style-name="T54">&lt;=&gt; true</text:span><text:span text:style-name="T23">1</text:span></text:p>
      <text:p text:style-name="P26"/>
      <text:h text:style-name="Heading_20_1" text:outline-level="1">N</text:h>
      <text:p text:style-name="P7"><text:span text:style-name="T50">∃</text:span><text:span text:style-name="T52">neg &lt;=&gt; true</text:span><text:span text:style-name="T21">1</text:span></text:p>
      <text:p text:style-name="P4"><text:span text:style-name="T50">∃not &lt;=&gt; true</text:span><text:span text:style-name="T4">1</text:span></text:p>
      <text:p text:style-name="P4">∃<text:span text:style-name="T2">mul</text:span><text:span text:style-name="T4">ℕ</text:span><text:span text:style-name="T2"> &lt;=&gt; true</text:span><text:span text:style-name="T4">1</text:span></text:p>
      <text:p text:style-name="Standard"><text:span text:style-name="T50">∃</text:span><text:span text:style-name="T26">mul</text:span><text:span text:style-name="T5">ℕ</text:span><text:span text:style-name="T26">(k) &lt;=&gt; </text:span><text:span text:style-name="T50">∃</text:span><text:span text:style-name="T26">(· k) &lt;=&gt; </text:span><text:span text:style-name="T29">\(x) = (x == 0)</text:span><text:span text:style-name="T26"> || </text:span><text:span text:style-name="T29">(x % k) == 0</text:span></text:p>
      <text:p text:style-name="Standard"><text:span text:style-name="T29">∃∃mul</text:span><text:span text:style-name="T7">ℕ</text:span><text:span text:style-name="T29">(k) &lt;=&gt; </text:span><text:span text:style-name="T26">∃∃(· k) </text:span><text:span text:style-name="T29">&lt;=&gt; if k == 0 { true</text:span><text:span text:style-name="T13">1</text:span><text:span text:style-name="T47"> </text:span><text:span text:style-name="T39">} e</text:span><text:span text:style-name="T29">lse if k == 1 { id } else { tru</text:span><text:span text:style-name="T38">e</text:span><text:span text:style-name="T14">1</text:span><text:span text:style-name="T29"> </text:span><text:span text:style-name="T38">}</text:span></text:p>
      <text:p text:style-name="P21"/>
      <text:h text:style-name="Heading_20_1" text:outline-level="1">O</text:h>
      <text:p text:style-name="Standard"><text:span text:style-name="T26">∃or &lt;=&gt; true</text:span><text:span text:style-name="T5">1</text:span></text:p>
      <text:p text:style-name="P25"/>
      <text:h text:style-name="Heading_20_1" text:outline-level="1">S</text:h>
      <text:p text:style-name="P25">∃sequence(0, 2) &lt;=&gt; even</text:p>
      <text:p text:style-name="P25">∃sequence(1, 2) &lt;=&gt; odd</text:p>
      <text:p text:style-name="P25">∃sequence(a, b) &lt;=&gt; linear(a, b)</text:p>
      <text:p text:style-name="P4"><text:span text:style-name="T50">∃sub</text:span><text:span text:style-name="T4">ℕ</text:span><text:span text:style-name="T50"> &lt;=&gt; true</text:span><text:span text:style-name="T4">1</text:span></text:p>
      <text:p text:style-name="P31"><text:span text:style-name="T45">∃sym &lt;=&gt; </text:span><text:span text:style-name="T46">true</text:span><text:span text:style-name="T19">1</text:span></text:p>
      <text:p text:style-name="P27"><text:soft-page-break/></text:p>
      <text:h text:style-name="Heading_20_1" text:outline-level="1">T</text:h>
      <text:p text:style-name="P17"><text:span text:style-name="T50">∃true</text:span><text:span text:style-name="T4">1</text:span><text:span text:style-name="T50"> &lt;=&gt; id</text:span></text:p>
      <text:p text:style-name="P28"/>
      <text:h text:style-name="Heading_20_1" text:outline-level="1">U</text:h>
      <text:p text:style-name="P5"><text:span text:style-name="T50">∃</text:span><text:span text:style-name="T51">unit &lt;=&gt; true</text:span><text:span text:style-name="T20">1</text:span></text:p>
      <text:p text:style-name="P26"/>
      <text:h text:style-name="Heading_20_1" text:outline-level="1">X</text:h>
      <text:p text:style-name="P6"><text:span text:style-name="T50">∃</text:span><text:span text:style-name="T52">xor &lt;=&gt; true</text:span><text:span text:style-name="T57">1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b24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0:33:41.337772000</meta:creation-date>
    <dc:date>2017-07-03T12:15:26.898327000</dc:date>
    <meta:editing-duration>PT1H31M28S</meta:editing-duration>
    <meta:editing-cycles>21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4" meta:word-count="360" meta:character-count="1405" meta:non-whitespace-character-count="1109"/>
  </office:meta>
</office:document-meta>
</file>